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26cm" fo:min-width="4.1cm"/>
    </style:style>
    <style:style style:name="gr2" style:family="graphic" style:parent-style-name="standard">
      <style:graphic-properties draw:textarea-horizontal-align="justify" draw:textarea-vertical-align="middle" draw:auto-grow-height="false" fo:min-height="0.65cm" fo:min-width="2.8cm"/>
    </style:style>
    <style:style style:name="gr3" style:family="graphic" style:parent-style-name="standard">
      <style:graphic-properties draw:textarea-horizontal-align="justify" draw:textarea-vertical-align="middle" draw:auto-grow-height="false" fo:min-height="0.65cm" fo:min-width="4.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45cm" fo:min-width="1.6cm"/>
    </style:style>
    <style:style style:name="gr6" style:family="graphic" style:parent-style-name="standard">
      <style:graphic-properties draw:textarea-horizontal-align="justify" draw:textarea-vertical-align="middle" draw:auto-grow-height="false" fo:min-height="1.05cm" fo:min-width="3.4cm"/>
    </style:style>
    <style:style style:name="gr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65cm" fo:min-width="4.8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textarea-horizontal-align="justify" draw:textarea-vertical-align="middle" draw:auto-grow-height="false" fo:min-height="0.386cm" fo:min-width="3.92cm"/>
    </style:style>
    <style:style style:name="gr11" style:family="graphic" style:parent-style-name="standard">
      <style:graphic-properties draw:textarea-horizontal-align="justify" draw:textarea-vertical-align="middle" draw:auto-grow-height="false" fo:min-height="0.386cm" fo:min-width="0.13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5.1cm" svg:height="1.1cm" svg:x="3.1cm" svg:y="1.3cm">
          <text:p text:style-name="P1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3.3cm" svg:height="0.9cm" svg:x="4cm" svg:y="3.3cm">
          <text:p text:style-name="P1">p=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3cm" svg:height="0.9cm" svg:x="13.9cm" svg:y="5.2cm">
          <text:p text:style-name="P1">p++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9" draw:id="id9" draw:layer="layout" svg:width="3.3cm" svg:height="0.9cm" svg:x="9cm" svg:y="10.9cm">
          <text:p text:style-name="P1">max=0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10" draw:id="id10" draw:layer="layout" svg:width="3.3cm" svg:height="0.9cm" svg:x="9cm" svg:y="9.3cm">
          <text:p text:style-name="P1">jk=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2" draw:id="id12" draw:layer="layout" svg:width="3.3cm" svg:height="0.9cm" svg:x="13.7cm" svg:y="9.9cm">
          <text:p text:style-name="P1">z=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3" draw:id="id13" draw:layer="layout" svg:width="3.3cm" svg:height="0.9cm" svg:x="13.7cm" svg:y="11.8cm">
          <text:p text:style-name="P1">coin=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7" draw:id="id17" draw:layer="layout" svg:width="3.3cm" svg:height="0.9cm" svg:x="13.8cm" svg:y="19.7cm">
          <text:p text:style-name="P1">coin=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6" draw:id="id16" draw:layer="layout" svg:width="3.3cm" svg:height="0.9cm" svg:x="9cm" svg:y="13.8cm">
          <text:p text:style-name="P1">z++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5.3cm" svg:height="0.9cm" svg:x="2.7cm" svg:y="17.2cm">
          <text:p text:style-name="P1">max=proc_arr[jk]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3cm" svg:height="0.9cm" svg:x="-0.6cm" svg:y="19cm">
          <text:p text:style-name="P1">aux=j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3cm" svg:height="0.9cm" svg:x="4.1cm" svg:y="19.1cm">
          <text:p text:style-name="P1">jk++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3cm" svg:height="0.9cm" svg:x="4cm" svg:y="22.6cm">
          <text:p text:style-name="P1">p--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5.3cm" svg:height="0.9cm" svg:x="3cm" svg:y="20.6cm">
          <text:p text:style-name="P1">proc_order[p]=aux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5.65cm" svg:y1="2.4cm" svg:x2="5.65cm" svg:y2="3.3cm" draw:start-shape="id1" draw:start-glue-point="6" draw:end-shape="id2" draw:end-glue-point="4" svg:d="M5650 2400v900" svg:viewBox="0 0 1 901">
          <text:p/>
        </draw:connector>
        <draw:custom-shape draw:style-name="gr5" draw:text-style-name="P1" xml:id="id7" draw:id="id7" draw:layer="layout" svg:width="4.2cm" svg:height="1.4cm" svg:x="3.7cm" svg:y="10.6cm">
          <text:p text:style-name="P1">p&gt;=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xml:id="id11" draw:id="id11" draw:layer="layout" svg:width="4.2cm" svg:height="1.4cm" svg:x="13.3cm" svg:y="7.5cm">
          <text:p text:style-name="P1">jk&lt;i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xml:id="id14" draw:id="id14" draw:layer="layout" svg:width="4.2cm" svg:height="1.4cm" svg:x="13.3cm" svg:y="13.6cm">
          <text:p text:style-name="P1">z&lt;=i-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1" xml:id="id15" draw:id="id15" draw:layer="layout" svg:width="7.8cm" svg:height="2.6cm" svg:x="11.5cm" svg:y="16.1cm">
          <text:p text:style-name="P1">jk=proc_order[z]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draw:layer="layout" svg:width="4.2cm" svg:height="1.4cm" svg:x="3.2cm" svg:y="25.1cm">
          <text:p text:style-name="P1">coin=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1" draw:layer="layout" svg:width="7.8cm" svg:height="2.6cm" svg:x="1.4cm" svg:y="26.7cm">
          <text:p text:style-name="P1">proc_arr[jk]&gt;=max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xml:id="id3" draw:id="id3" draw:layer="layout" svg:width="4.2cm" svg:height="1.4cm" svg:x="3.6cm" svg:y="5.1cm">
          <text:p text:style-name="P1">p&lt;i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2" draw:layer="layout" svg:x1="5.65cm" svg:y1="4.2cm" svg:x2="5.7cm" svg:y2="5.1cm" draw:start-shape="id2" draw:start-glue-point="6" draw:end-shape="id3" draw:end-glue-point="4" svg:d="M5650 4200v451h50v449" svg:viewBox="0 0 51 901">
          <text:p/>
        </draw:connector>
        <draw:custom-shape draw:style-name="gr2" draw:text-style-name="P1" xml:id="id4" draw:id="id4" draw:layer="layout" svg:width="3.3cm" svg:height="0.9cm" svg:x="8.9cm" svg:y="5.5cm">
          <text:p text:style-name="P1">p++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10.55cm" svg:y1="5.5cm" svg:x2="5.7cm" svg:y2="5.1cm" draw:start-shape="id4" draw:start-glue-point="4" draw:end-shape="id3" draw:end-glue-point="4" svg:d="M10550 5500v-901h-4850v501" svg:viewBox="0 0 4851 902">
          <text:p/>
        </draw:connector>
        <draw:custom-shape draw:style-name="gr7" draw:text-style-name="P4" xml:id="id5" draw:id="id5" draw:layer="layout" svg:width="5.3cm" svg:height="0.9cm" svg:x="3.1cm" svg:y="7.5cm">
          <text:p text:style-name="P3"><text:span text:style-name="T1">proc_order[p]=-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5.7cm" svg:y1="6.5cm" svg:x2="5.75cm" svg:y2="7.5cm" draw:start-shape="id3" draw:start-glue-point="6" draw:end-shape="id5" draw:end-glue-point="4" svg:d="M5700 6500v501h50v499" svg:viewBox="0 0 51 1001">
          <text:p text:style-name="P1"><text:s text:c="3"/>Y</text:p>
        </draw:connector>
        <draw:connector draw:style-name="gr4" draw:text-style-name="P2" draw:layer="layout" svg:x1="8.4cm" svg:y1="7.95cm" svg:x2="10.55cm" svg:y2="6.4cm" draw:start-shape="id5" draw:start-glue-point="7" draw:end-shape="id4" draw:end-glue-point="6" svg:d="M8400 7950h2150v-1550" svg:viewBox="0 0 2151 1551">
          <text:p/>
        </draw:connector>
        <draw:custom-shape draw:style-name="gr2" draw:text-style-name="P1" xml:id="id6" draw:id="id6" draw:layer="layout" svg:width="3.3cm" svg:height="0.9cm" svg:x="4cm" svg:y="9cm">
          <text:p text:style-name="P1">p=i-1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line-skew="-0.799cm" svg:x1="3.6cm" svg:y1="5.8cm" svg:x2="4cm" svg:y2="9.45cm" draw:start-shape="id3" draw:start-glue-point="5" draw:end-shape="id6" draw:end-glue-point="5" svg:d="M3600 5800h-1300v3650h1700" svg:viewBox="0 0 1701 3651">
          <text:p/>
        </draw:connector>
        <draw:frame draw:style-name="gr9" draw:text-style-name="P5" draw:layer="layout" svg:width="1cm" svg:height="1cm" svg:x="2.8cm" svg:y="5cm">
          <draw:text-box>
            <text:p>N</text:p>
          </draw:text-box>
        </draw:frame>
        <draw:connector draw:style-name="gr4" draw:text-style-name="P2" draw:layer="layout" svg:x1="5.65cm" svg:y1="9.9cm" svg:x2="5.8cm" svg:y2="10.6cm" draw:start-shape="id6" draw:start-glue-point="6" draw:end-shape="id7" draw:end-glue-point="4" svg:d="M5650 9900v351h150v349" svg:viewBox="0 0 151 701">
          <text:p/>
        </draw:connector>
        <draw:custom-shape draw:style-name="gr10" draw:text-style-name="P1" xml:id="id8" draw:id="id8" draw:layer="layout" svg:width="4.9cm" svg:height="0.9cm" svg:x="3.4cm" svg:y="13cm">
          <text:p text:style-name="P1">F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2" draw:layer="layout" svg:x1="5.8cm" svg:y1="12cm" svg:x2="5.85cm" svg:y2="13cm" draw:start-shape="id7" draw:start-glue-point="6" draw:end-shape="id8" draw:end-glue-point="4" svg:d="M5800 12000v501h50v499" svg:viewBox="0 0 51 1001">
          <text:p text:style-name="P1"><text:s text:c="5"/>N</text:p>
        </draw:connector>
        <draw:connector draw:style-name="gr4" draw:text-style-name="P2" draw:layer="layout" svg:x1="7.9cm" svg:y1="11.3cm" svg:x2="9cm" svg:y2="11.35cm" draw:start-shape="id7" draw:start-glue-point="7" draw:end-shape="id9" draw:end-glue-point="5" svg:d="M7900 11300h551v50h549" svg:viewBox="0 0 1101 51">
          <text:p/>
        </draw:connector>
        <draw:connector draw:style-name="gr4" draw:text-style-name="P2" draw:layer="layout" svg:x1="10.65cm" svg:y1="10.9cm" svg:x2="10.65cm" svg:y2="10.2cm" draw:start-shape="id9" draw:start-glue-point="4" draw:end-shape="id10" draw:end-glue-point="6" svg:d="M10650 10900v-700" svg:viewBox="0 0 1 701">
          <text:p/>
        </draw:connector>
        <draw:connector draw:style-name="gr4" draw:text-style-name="P2" draw:layer="layout" svg:x1="10.65cm" svg:y1="9.3cm" svg:x2="13.3cm" svg:y2="8.2cm" draw:start-shape="id10" draw:start-glue-point="4" draw:end-shape="id11" draw:end-glue-point="5" svg:d="M10650 9300v-1100h2650" svg:viewBox="0 0 2651 1101">
          <text:p/>
        </draw:connector>
        <draw:connector draw:style-name="gr8" draw:text-style-name="P2" draw:layer="layout" svg:x1="15.4cm" svg:y1="8.9cm" svg:x2="15.35cm" svg:y2="9.9cm" draw:start-shape="id11" draw:start-glue-point="6" draw:end-shape="id12" draw:end-glue-point="4" svg:d="M15400 8900v501h-50v499" svg:viewBox="0 0 51 1001">
          <text:p text:style-name="P1"><text:s text:c="4"/>Y</text:p>
        </draw:connector>
        <draw:connector draw:style-name="gr4" draw:text-style-name="P2" draw:layer="layout" svg:x1="15.35cm" svg:y1="10.8cm" svg:x2="15.35cm" svg:y2="11.8cm" draw:start-shape="id12" draw:start-glue-point="6" draw:end-shape="id13" draw:end-glue-point="4" svg:d="M15350 10800v1000" svg:viewBox="0 0 1 1001">
          <text:p/>
        </draw:connector>
        <draw:connector draw:style-name="gr4" draw:text-style-name="P2" draw:layer="layout" svg:x1="15.35cm" svg:y1="12.7cm" svg:x2="15.4cm" svg:y2="13.6cm" draw:start-shape="id13" draw:start-glue-point="6" draw:end-shape="id14" draw:end-glue-point="4" svg:d="M15350 12700v451h50v449" svg:viewBox="0 0 51 901">
          <text:p/>
        </draw:connector>
        <draw:connector draw:style-name="gr8" draw:text-style-name="P2" draw:layer="layout" svg:x1="15.4cm" svg:y1="15cm" svg:x2="15.4cm" svg:y2="16.1cm" draw:start-shape="id14" draw:start-glue-point="6" draw:end-shape="id15" draw:end-glue-point="4" svg:d="M15400 15000v1100" svg:viewBox="0 0 1 1101">
          <text:p text:style-name="P1"><text:s text:c="4"/>Y</text:p>
        </draw:connector>
        <draw:connector draw:style-name="gr4" draw:text-style-name="P2" draw:layer="layout" svg:x1="12.3cm" svg:y1="14.25cm" svg:x2="13.3cm" svg:y2="14.3cm" draw:start-shape="id16" draw:start-glue-point="7" draw:end-shape="id14" draw:end-glue-point="5" svg:d="M12300 14250h501v50h499" svg:viewBox="0 0 1001 51">
          <text:p/>
        </draw:connector>
        <draw:connector draw:style-name="gr4" draw:text-style-name="P2" draw:layer="layout" svg:x1="15.4cm" svg:y1="18.7cm" svg:x2="15.45cm" svg:y2="19.7cm" draw:start-shape="id15" draw:start-glue-point="6" draw:end-shape="id17" draw:end-glue-point="4" svg:d="M15400 18700v501h50v499" svg:viewBox="0 0 51 1001">
          <text:p/>
        </draw:connector>
        <draw:custom-shape draw:style-name="gr11" draw:text-style-name="P1" xml:id="id18" draw:id="id18" draw:layer="layout" svg:width="0.9cm" svg:height="0.9cm" svg:x="10.1cm" svg:y="15.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2" draw:layer="layout" svg:x1="13.8cm" svg:y1="20.15cm" svg:x2="10.55cm" svg:y2="16.4cm" draw:start-shape="id17" draw:start-glue-point="5" draw:end-shape="id18" draw:end-glue-point="8" svg:d="M13800 20150h-3250v-3750" svg:viewBox="0 0 3251 3751">
          <text:p/>
        </draw:connector>
        <draw:connector draw:style-name="gr4" draw:text-style-name="P2" draw:layer="layout" svg:x1="11.5cm" svg:y1="17.4cm" svg:x2="10.55cm" svg:y2="16.4cm" draw:start-shape="id15" draw:start-glue-point="5" draw:end-shape="id18" draw:end-glue-point="8" svg:d="M11500 17400h-950v-1000" svg:viewBox="0 0 951 1001">
          <text:p/>
        </draw:connector>
        <draw:connector draw:style-name="gr4" draw:text-style-name="P2" draw:layer="layout" svg:x1="10.55cm" svg:y1="15.5cm" svg:x2="10.65cm" svg:y2="14.7cm" draw:start-shape="id18" draw:start-glue-point="4" draw:end-shape="id16" draw:end-glue-point="6" svg:d="M10550 15500v-399h100v-401" svg:viewBox="0 0 101 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3T22:21:26.427005024</meta:creation-date>
    <meta:editing-duration>PT46S</meta:editing-duration>
    <meta:editing-cycles>2</meta:editing-cycles>
    <meta:generator>LibreOffice/5.1.3.2$Linux_X86_64 LibreOffice_project/10m0$Build-2</meta:generator>
    <meta:initial-creator>José Luis Garrido Labrador</meta:initial-creator>
    <dc:date>2016-06-23T22:22:11.386888661</dc:date>
    <dc:creator>José Luis Garrido Labrador</dc:creator>
    <meta:document-statistic meta:object-count="47"/>
  </office:meta>
</office:document-meta>
</file>